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322f" officeooo:paragraph-rsid="0002322f"/>
    </style:style>
    <style:style style:name="P2" style:family="paragraph" style:parent-style-name="Standard">
      <style:text-properties officeooo:rsid="0002322f" officeooo:paragraph-rsid="00057f45"/>
    </style:style>
    <style:style style:name="P3" style:family="paragraph" style:parent-style-name="Standard">
      <style:text-properties officeooo:rsid="0002322f" officeooo:paragraph-rsid="000e37b2"/>
    </style:style>
    <style:style style:name="P4" style:family="paragraph" style:parent-style-name="Standard">
      <style:text-properties officeooo:rsid="0009ec0d" officeooo:paragraph-rsid="0002322f"/>
    </style:style>
    <style:style style:name="P5" style:family="paragraph" style:parent-style-name="Standard">
      <style:text-properties officeooo:rsid="000af826" officeooo:paragraph-rsid="000af826"/>
    </style:style>
    <style:style style:name="P6" style:family="paragraph" style:parent-style-name="Standard">
      <style:text-properties officeooo:rsid="000e35fe" officeooo:paragraph-rsid="000e35fe"/>
    </style:style>
    <style:style style:name="P7" style:family="paragraph" style:parent-style-name="Standard">
      <style:text-properties officeooo:rsid="001309be" officeooo:paragraph-rsid="00145efb"/>
    </style:style>
    <style:style style:name="P8" style:family="paragraph" style:parent-style-name="Standard">
      <style:text-properties officeooo:rsid="001b6958" officeooo:paragraph-rsid="001b6958"/>
    </style:style>
    <style:style style:name="P9" style:family="paragraph" style:parent-style-name="Standard">
      <style:text-properties officeooo:paragraph-rsid="001b6958"/>
    </style:style>
    <style:style style:name="T1" style:family="text">
      <style:text-properties officeooo:rsid="0003c105"/>
    </style:style>
    <style:style style:name="T2" style:family="text">
      <style:text-properties officeooo:rsid="00057f45"/>
    </style:style>
    <style:style style:name="T3" style:family="text">
      <style:text-properties officeooo:rsid="0007cddc"/>
    </style:style>
    <style:style style:name="T4" style:family="text">
      <style:text-properties officeooo:rsid="00145ef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4d2e7"/>
    </style:style>
    <style:style style:name="T7" style:family="text">
      <style:text-properties officeooo:rsid="00163758"/>
    </style:style>
    <style:style style:name="T8" style:family="text">
      <style:text-properties officeooo:rsid="0017f87c"/>
    </style:style>
    <style:style style:name="T9" style:family="text">
      <style:text-properties officeooo:rsid="0018d8e8"/>
    </style:style>
    <style:style style:name="T10" style:family="text">
      <style:text-properties officeooo:rsid="001a3900"/>
    </style:style>
    <style:style style:name="T11" style:family="text">
      <style:text-properties officeooo:rsid="001b69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Technologie</text:span></text:p>
      <text:p text:style-name="P7"><text:span text:style-name="T5"/></text:p>
      <text:p text:style-name="P7"><text:tab/>Gówną funkcjonalnością zarządza<text:span text:style-name="T4">nia</text:span> budżetem domowym są wykresy. <text:span text:style-name="T6">Vega jest j</text:span>edną z najbardziej rozbudowanych <text:span text:style-name="T6">i popularnych</text:span> <text:span text:style-name="T4">java sctiptowych</text:span> bibliotek do <text:span text:style-name="T4">rysowania</text:span> wykresów. Niestety jest <text:span text:style-name="T6">też</text:span> bardzo skomplikowana, i wymaga dobrej znaj<text:span text:style-name="T6">omości jej składni</text:span>. React dostarcza od razu gotowe komponenty które da się lekko zmodyfikować zeby otrzymać wymarzony efekt. <text:span text:style-name="T4">Daje</text:span> to oszczedność <text:span text:style-name="T4">linijek kodu i szybkość implementacji</text:span>. Niestety do podłąnczenia Vegi, potrzebujmy <text:span text:style-name="T4">specjalnej</text:span> nakład<text:span text:style-name="T4">ki</text:span>, react-vega i otrzymujemy ten sam efekt jak w czystym <text:span text:style-name="T6">java scripcie</text:span>.<text:span text:style-name="T4"> Postanowiłam użyć <text:s/>napisanej dla reacta biblioteki Rechar, która rozwiązuje ten problem. Wystarczy podłąnczyć jeden komepnent a wykres pokazuje się na stronie.</text:span></text:p>
      <text:p text:style-name="P7"><text:tab/><text:span text:style-name="T4">Serwer aplikacji budżetu domowego nie jest złożoną strukturą. Ma on umożliwiać autoryzacje, odbieranie zapytań i tworzenie bazy danych. Jednym z najszybszych w impementacji i dogodnych dla małych aplikacji frameworku jest Node.js. Jest on opraty na języku java script. Jednak ja postanowiłam iść trochę dalaje i wybrac Django. Gównym powodem był python który jest bardzo przyjemny w implementacji. Aplikacja budżet domowy ma być przeznaczona do ciągłego rozowju. Najważniejszą zaletą musi być bezpieczeństwo i prywatnoć danych. Django spełnia idealnie te wymagania.</text:span></text:p>
      <text:p text:style-name="P7"/>
      <text:p text:style-name="P2">Python – jest to <text:span text:style-name="T1">interpretowalny</text:span> język programowania. <text:span text:style-name="T1">U</text:span>praszcza przenoszenie programów na ró<text:span text:style-name="T1">ż</text:span>ne system operacyjne. Jest <text:span text:style-name="T1">dostosowany</text:span> dla <text:span text:style-name="T1">różnych </text:span>środowisk. <text:span text:style-name="T2">Najcześciej używany</text:span> <text:span text:style-name="T1">pod Unixem do pisania skryptów i kontenerów dokerowych</text:span>. <text:span text:style-name="T1">Dzięki przyjemnej składni, i charekterystycznych wcięć, dba o przejrzystość w kodzie. Daje możliwość podejścia obiektowego, jak i funkcyjnego. Wykorzystuje sie go do sztucznej inteligencji i analizy danych. Posiada on także rozbudowaną sieć frameworków pozwalających na tworzenie aplikacji internetowych.</text:span></text:p>
      <text:p text:style-name="P1"/>
      <text:p text:style-name="P1">Django – <text:span text:style-name="T3">Jeden z najpopularniejszych frameworków do tworzenia stron internetowych. Jest prosty i szybki do nauki. Napisany został w jęzku python. Reprezentuje on model-template-view. Daje możliwość tworzenia baz danych, templatek html, testowania jak i odbierania protokołów http. Szybko się rozwija i wspiera pisanie przeróżnych serwisów. Posiada wiele bibliotek pomagających powstawanie aplikacji. Chwali się go za bezpieczeństwo od same początku powstawania programu. </text:span></text:p>
      <text:p text:style-name="P4"/>
      <text:p text:style-name="P5">Django-rest-framwork – narzędzie ułatwiajace na komunikacje klijent-serwer. Gówną jego funkcjonalnością to Serializer, pozwal on konwertowanie danych wyciągnietych z bazy danych. Zwraca do front-endu dane w formie Jsona. Jednego z formatów <text:span text:style-name="T7">danych</text:span> najczęściej <text:span text:style-name="T7">przyjętych</text:span> w aplikacjach AJAXowych. Dzięki temu zwraca on <text:span text:style-name="T8">do front-endu</text:span> przejrzysty obiekt z którego <text:span text:style-name="T9">prosto</text:span> wyciągnać potrzebne wartości. </text:p>
      <text:p text:style-name="P1"/>
      <text:p text:style-name="P3">Java Script – <text:span text:style-name="T10">jest to skryptowy język programowania. Jest używony do pisania stron internetowych. <text:s/></text:span></text:p>
      <text:p text:style-name="P8">Najwiekszą jego zaletą jest obsługa zdażeń elelementów htmlowych. Posiada wiele popularnych i niezbędnych bibliotek jak bootstrap czy Jquery. Pozwala na tworzenie interaktywnych stron internetowych. Język uruchamiany na przeglądarkach internetowych.</text:p>
      <text:p text:style-name="P6"/>
      <text:p text:style-name="P6">AJAX - <text:span text:style-name="T11">jest techniką tworzenia apikacji internetowych</text:span>. <text:span text:style-name="T11">JavaScript słynie z asynchorniczności. <text:line-break/>Dawniej, kiedy jeden element na stronie został zmieniony, cała strona zostawała przeładowywana. Teraz zmiana elementu, nie powoduje przładowania strony. Jest to dużo szybsze w działaniu i przejżystsze dla użytkownika. </text:span></text:p>
      <text:p text:style-name="P1"/>
      <text:p text:style-name="P1">React </text:p>
      <text:p text:style-name="P1"/>
      <text:p text:style-name="P1">REDUX </text:p>
      <text:p text:style-name="P1"><text:s/></text:p>
      <text:p text:style-name="P1">ANTD </text:p>
      <text:p text:style-name="P1"><text:soft-page-break/></text:p>
      <text:p text:style-name="P1">RECHARTS </text:p>
      <text:p text:style-name="P1"/>
      <text:p text:style-name="P1"/>
      <text:p text:style-name="P1"/>
      <text:p text:style-name="P9"><text:span text:style-name="T11">biografia: </text:span>Paul Krill: <text:a xlink:type="simple" xlink:href="http://www.infoworld.com/article/3042705/web-development/javascript-founder-brendan-eich-webassembly-is-a-game-changer.html" text:style-name="Internet_20_link" text:visited-style-name="Visited_20_Internet_20_Link">JavaScript founder Brendan Eich: WebAssembly is a game-changer</text:a> (). InfoWorld, 2016-03-10. [dostęp 2016-12-21].</text:p>
      <text:p text:style-name="P9">Jesse James Garrett: <text:a xlink:type="simple" xlink:href="https://web.archive.org/web/20080702075113/http://www.adaptivepath.com/ideas/essays/archives/000385.php" text:style-name="Internet_20_link" text:visited-style-name="Visited_20_Internet_20_Link">Ajax: A New Approach to Web Applications</text:a> (). Adaptive path. [dostęp 2008]. [zarchiwizowane z <text:a xlink:type="simple" xlink:href="http://www.adaptivepath.com/publications/essays/archives/000385.php" text:style-name="Internet_20_link" text:visited-style-name="Visited_20_Internet_20_Link">tego adresu</text:a> (2008-07-02)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57:44.088826475</meta:creation-date>
    <dc:date>2018-12-26T13:45:31.073432879</dc:date>
    <meta:editing-duration>PT54M54S</meta:editing-duration>
    <meta:editing-cycles>19</meta:editing-cycles>
    <meta:generator>LibreOffice/5.4.7.2$Linux_X86_64 LibreOffice_project/40$Build-2</meta:generator>
    <meta:document-statistic meta:table-count="0" meta:image-count="0" meta:object-count="0" meta:page-count="2" meta:paragraph-count="16" meta:word-count="471" meta:character-count="3649" meta:non-whitespace-character-count="3175"/>
  </office:meta>
</office:document-meta>
</file>